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);&quot;)&quot;)" office:value-type="string" office:string-value="sn(118)">
            <text:p>sn(11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;[.M2])" office:value-type="float" office:value="2">
            <text:p>2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;[.M3])" office:value-type="float" office:value="1">
            <text:p>1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0:52">
            <text:p>2019/8/8 8:1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;[.M4])" office:value-type="float" office:value="10">
            <text:p>1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;[.M5])" office:value-type="float" office:value="17">
            <text:p>17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;[.M6])" office:value-type="float" office:value="1">
            <text:p>1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;[.M7])" office:value-type="float" office:value="45">
            <text:p>45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;[.M8])" office:value-type="float" office:value="1">
            <text:p>1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6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9T10:16:27.44">
            <text:p>2019/9/9 10:1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;[.M9])" office:value-type="float" office:value="2">
            <text:p>2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;[.M10])" office:value-type="float" office:value="17">
            <text:p>17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;[.M12])" office:value-type="float" office:value="1">
            <text:p>1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;[.M13])" office:value-type="float" office:value="11">
            <text:p>1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9:47">
            <text:p>2019/8/8 8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rev, </text:p>
          </table:table-cell>
          <table:table-cell table:style-name="ce6"/>
          <table:table-cell table:style-name="ce16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19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6"/>
          <table:table-cell table:style-name="ce16" office:value-type="string">
            <text:p>2019-09-09_18-27-51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19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2:43">
            <text:p>2019/8/8 8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6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3:37">
            <text:p>2019/8/8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i.f.=te-5,R=2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6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3" office:value-type="string">
            <text:p>var-2</text:p>
          </table:table-cell>
          <table:table-cell table:style-name="ce6"/>
          <table:table-cell table:style-name="ce16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3"/>
          <table:table-cell table:style-name="ce3" office:value-type="string">
            <text:p>i.f.=f-4</text:p>
          </table:table-cell>
          <table:table-cell table:style-name="ce16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18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6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8:57:38.01">
            <text:p>2019/8/12 8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9:00:07">
            <text:p>2019/8/12 9:0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number-columns-repeated="2" table:style-name="ce6" office:value-type="string">
            <text:p>rev </text:p>
          </table:table-cell>
          <table:table-cell table:style-name="ce16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9T10:16:27.44">
            <text:p>2019/9/9 10:1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number-columns-repeated="2" table:style-name="ce6" office:value-type="string">
            <text:p>rev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ech=LH;move;position,fret=3-5,str=6-5-4,R=1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6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10T08:20:23.35">
            <text:p>2019/9/10 8:2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rev, 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var-1</text:p>
          </table:table-cell>
          <table:table-cell office:value-type="string">
            <text:p>R=1 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i.f.=f-4</text:p>
          </table:table-cell>
          <table:table-cell office:value-type="string">
            <text:p>R=2 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4" office:value-type="float" office:value="4">
            <text:p>4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var-1</text:p>
          </table:table-cell>
          <table:table-cell office:value-type="string">
            <text:p>R=3,k.C 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var-2</text:p>
          </table:table-cell>
          <table:table-cell office:value-type="string">
            <text:p>R=4 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4" office:value-type="float" office:value="6">
            <text:p>6</text:p>
          </table:table-cell>
          <table:table-cell table:style-name="ce14" office:value-type="string">
            <text:p>f-3</text:p>
          </table:table-cell>
          <table:table-cell table:style-name="ce14" office:value-type="string">
            <text:p>var-1</text:p>
          </table:table-cell>
          <table:table-cell office:value-type="string">
            <text:p>R=5 / N+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1014"/>
        </table:table-row>
        <table:table-row table:style-name="ro5" table:number-rows-repeated="15">
          <table:table-cell table:number-columns-repeated="1021"/>
        </table:table-row>
        <table:table-row table:style-name="ro5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176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177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178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179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 table:formula="of:=[.D180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(\d);var</text:p>
          </table:table-cell>
          <table:table-cell table:style-name="ce1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9" table:formula="of:=[.D181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 table:formula="of:=[.D184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9" table:formula="of:=[.D185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9" table:formula="of:=[.D186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1048381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6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2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f-1</text:p>
          </table:table-cell>
          <table:table-cell table:style-name="ce28"/>
          <table:table-cell table:style-name="ce32" office:value-type="string">
            <text:p>(1),k.C,cp=c.p.-1</text:p>
          </table:table-cell>
          <table:table-cell table:style-name="ce33" office:value-type="string">
            <text:p>2019-09-08_17-42-56_000.jpg</text:p>
          </table:table-cell>
          <table:table-cell table:style-name="ce29" office:value-type="string">
            <text:p>frase</text:p>
          </table:table-cell>
          <table:table-cell table:style-name="ce30" office:value-type="float" office:value="1">
            <text:p>1</text:p>
          </table:table-cell>
          <table:table-cell table:style-name="ce34" office:value-type="date" office:date-value="2019-09-09T10:26:34.7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__kb;[.M2])" office:value-type="float" office:value="0">
            <text:p>0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c.p.-1</text:p>
          </table:table-cell>
          <table:table-cell table:style-name="ce30"/>
          <table:table-cell table:style-name="ce32" office:value-type="string">
            <text:p>(2),chords=C△-D△-E7 </text:p>
          </table:table-cell>
          <table:table-cell table:style-name="ce33" office:value-type="string">
            <text:p>2019-09-08_17-42-56_000.jpg</text:p>
          </table:table-cell>
          <table:table-cell table:style-name="ce28" office:value-type="string">
            <text:p>c.p.</text:p>
          </table:table-cell>
          <table:table-cell table:style-name="ce30" office:value-type="string">
            <text:p>-</text:p>
          </table:table-cell>
          <table:table-cell table:style-name="ce34" office:value-type="date" office:date-value="2019-09-09T10:26:34.7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__kb;[.M3])" office:value-type="float" office:value="0">
            <text:p>0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2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LH.movement-1</text:p>
          </table:table-cell>
          <table:table-cell table:style-name="ce30"/>
          <table:table-cell table:style-name="ce32" office:value-type="string">
            <text:p>(3)</text:p>
          </table:table-cell>
          <table:table-cell table:style-name="ce33" office:value-type="string">
            <text:p>2019-09-08_17-42-56_000.jpg</text:p>
          </table:table-cell>
          <table:table-cell table:style-name="ce28" office:value-type="string">
            <office:annotation office:display="true" draw:style-name="gr2" draw:text-style-name="P1" svg:width="2.899cm" svg:height="0.991cm" svg:x="21.948cm" svg:y="3.096cm" draw:caption-point-x="-0.672cm" draw:caption-point-y="0.323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0" office:value-type="string">
            <text:p>-</text:p>
          </table:table-cell>
          <table:table-cell table:style-name="ce34" office:value-type="date" office:date-value="2019-09-09T10:26:34.7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__kb;[.M4])" office:value-type="float" office:value="1">
            <text:p>1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29" table:number-columns-repeated="2"/>
          <table:table-cell table:style-name="ce31"/>
          <table:table-cell table:style-name="ce30"/>
          <table:table-cell table:style-name="ce32"/>
          <table:table-cell table:style-name="ce33"/>
          <table:table-cell table:style-name="ce29"/>
          <table:table-cell table:style-name="ce30"/>
          <table:table-cell table:style-name="ce34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__kb;[.M5])" office:value-type="float" office:value="0">
            <text:p>0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29" table:number-columns-repeated="2"/>
          <table:table-cell table:style-name="ce31"/>
          <table:table-cell table:style-name="ce30"/>
          <table:table-cell table:style-name="ce32"/>
          <table:table-cell table:style-name="ce33"/>
          <table:table-cell table:style-name="ce29"/>
          <table:table-cell table:style-name="ce30"/>
          <table:table-cell table:style-name="ce34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__kb;[.M6])" office:value-type="float" office:value="0">
            <text:p>0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10T08:20:24.72">
            <text:p>2019/9/10 8:2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__kb;[.M7])" office:value-type="float" office:value="1">
            <text:p>1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__kb;[.M8])" office:value-type="float" office:value="0">
            <text:p>0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(1),f-1</text:p>
          </table:table-cell>
          <table:table-cell table:style-name="ce14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__kb;[.M9])" office:value-type="float" office:value="0">
            <text:p>0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(2),c.p.-1</text:p>
          </table:table-cell>
          <table:table-cell table:style-name="ce14" office:value-type="string">
            <text:p>chords=C△-D△-E7 </text:p>
          </table:table-cell>
          <table:table-cell table:number-columns-repeated="3"/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__kb;[.M10])" office:value-type="float" office:value="0">
            <text:p>0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(3),LH.movement-1.N</text:p>
          </table:table-cell>
          <table:table-cell table:style-name="ce14"/>
          <table:table-cell table:number-columns-repeated="3"/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__kb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__kb;[.M12])" office:value-type="float" office:value="0">
            <text:p>0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__kb;[.M13])" office:value-type="float" office:value="0">
            <text:p>0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office:value-type="float" office:value="13">
            <text:p>13</text:p>
          </table:table-cell>
          <table:table-cell table:style-name="ce23" office:value-type="string">
            <text:p>LH.M</text:p>
          </table:table-cell>
          <table:table-cell table:style-name="ce26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6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7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9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0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1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8" office:value-type="string">
            <text:p>f-1</text:p>
          </table:table-cell>
          <table:table-cell table:style-name="ce35"/>
          <table:table-cell table:style-name="ce37" office:value-type="string">
            <text:p>k.G,R=1 </text:p>
          </table:table-cell>
          <table:table-cell table:style-name="ce39" office:value-type="string">
            <text:p>2019-09-08_18-47-39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40" office:value-type="date" office:date-value="2019-09-09T10:29:24.17">
            <text:p>2019/9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__vio;[.M2])" office:value-type="float" office:value="0">
            <text:p>0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5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8" office:value-type="string">
            <text:p>te-1</text:p>
          </table:table-cell>
          <table:table-cell table:style-name="ce37"/>
          <table:table-cell table:style-name="ce37" office:value-type="string">
            <text:p>content=bounce-2-notes,R=2</text:p>
          </table:table-cell>
          <table:table-cell table:style-name="ce39" office:value-type="string">
            <text:p>2019-09-08_18-47-39_000.jpg</text:p>
          </table:table-cell>
          <table:table-cell table:style-name="ce35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40" office:value-type="date" office:date-value="2019-09-09T10:29:24.17">
            <text:p>2019/9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__vio;[.M3])" office:value-type="float" office:value="0">
            <text:p>0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5"/>
          <table:table-cell table:style-name="ce37" office:value-type="float" office:value="1">
            <text:p>1</text:p>
          </table:table-cell>
          <table:table-cell table:style-name="ce38" office:value-type="string">
            <text:p>f-2</text:p>
          </table:table-cell>
          <table:table-cell table:style-name="ce37" office:value-type="string">
            <text:p>rev, </text:p>
          </table:table-cell>
          <table:table-cell table:style-name="ce37"/>
          <table:table-cell table:style-name="ce39"/>
          <table:table-cell table:style-name="ce35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__vio;[.M4])" office:value-type="float" office:value="0">
            <text:p>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6"/>
          <table:table-cell table:style-name="ce36" office:value-type="float" office:value="2">
            <text:p>2</text:p>
          </table:table-cell>
          <table:table-cell table:style-name="ce38" office:value-type="string">
            <text:p>f-2</text:p>
          </table:table-cell>
          <table:table-cell table:style-name="ce37" office:value-type="string">
            <text:p>var-1</text:p>
          </table:table-cell>
          <table:table-cell table:style-name="ce37"/>
          <table:table-cell table:style-name="ce39"/>
          <table:table-cell table:style-name="ce36"/>
          <table:table-cell table:style-name="ce37" office:value-type="float" office:value="1">
            <text:p>1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__vio;[.M5])" office:value-type="float" office:value="0">
            <text:p>0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6"/>
          <table:table-cell table:style-name="ce36" office:value-type="float" office:value="3">
            <text:p>3</text:p>
          </table:table-cell>
          <table:table-cell table:style-name="ce38" office:value-type="string">
            <text:p>f-45</text:p>
          </table:table-cell>
          <table:table-cell table:style-name="ce37"/>
          <table:table-cell table:style-name="ce37" office:value-type="string">
            <text:p>i.f.=f-4</text:p>
          </table:table-cell>
          <table:table-cell table:style-name="ce39"/>
          <table:table-cell table:style-name="ce36"/>
          <table:table-cell table:style-name="ce37" office:value-type="float" office:value="2">
            <text:p>2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__vio;[.M6])" office:value-type="float" office:value="0">
            <text:p>0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6"/>
          <table:table-cell table:style-name="ce36" office:value-type="float" office:value="4">
            <text:p>4</text:p>
          </table:table-cell>
          <table:table-cell table:style-name="ce38" office:value-type="string">
            <text:p>f-45</text:p>
          </table:table-cell>
          <table:table-cell table:style-name="ce37" office:value-type="string">
            <text:p>var-1</text:p>
          </table:table-cell>
          <table:table-cell table:style-name="ce37"/>
          <table:table-cell table:style-name="ce39"/>
          <table:table-cell table:style-name="ce36"/>
          <table:table-cell table:style-name="ce37" office:value-type="float" office:value="3">
            <text:p>3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__vio;[.M7])" office:value-type="float" office:value="1">
            <text:p>1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6"/>
          <table:table-cell table:style-name="ce36" office:value-type="float" office:value="5">
            <text:p>5</text:p>
          </table:table-cell>
          <table:table-cell table:style-name="ce38" office:value-type="string">
            <text:p>f-45</text:p>
          </table:table-cell>
          <table:table-cell table:style-name="ce37" office:value-type="string">
            <text:p>var-2</text:p>
          </table:table-cell>
          <table:table-cell table:style-name="ce37"/>
          <table:table-cell table:style-name="ce39"/>
          <table:table-cell table:style-name="ce36"/>
          <table:table-cell table:style-name="ce37" office:value-type="float" office:value="4">
            <text:p>4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__vio;[.M8])" office:value-type="float" office:value="0">
            <text:p>0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6"/>
          <table:table-cell table:style-name="ce36" office:value-type="float" office:value="6">
            <text:p>6</text:p>
          </table:table-cell>
          <table:table-cell table:style-name="ce38" office:value-type="string">
            <text:p>f-3</text:p>
          </table:table-cell>
          <table:table-cell table:style-name="ce37" office:value-type="string">
            <text:p>var-1</text:p>
          </table:table-cell>
          <table:table-cell table:style-name="ce37" office:value-type="string">
            <text:p>N+</text:p>
          </table:table-cell>
          <table:table-cell table:style-name="ce39"/>
          <table:table-cell table:style-name="ce36"/>
          <table:table-cell table:style-name="ce37" office:value-type="float" office:value="5">
            <text:p>5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__vio;[.M9])" office:value-type="float" office:value="0">
            <text:p>0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__vio;[.M10])" office:value-type="float" office:value="0">
            <text:p>0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__vio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__vio;[.M12])" office:value-type="float" office:value="0">
            <text:p>0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__vio;[.M13])" office:value-type="float" office:value="1">
            <text:p>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10T08:20:24.8">
            <text:p>2019/9/10 8:2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rev, </text:p>
          </table:table-cell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4">
            <text:p>4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6">
            <text:p>6</text:p>
          </table:table-cell>
          <table:table-cell table:style-name="ce14" office:value-type="string">
            <text:p>f-3</text:p>
          </table:table-cell>
          <table:table-cell table:style-name="ce1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8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(\d);var</text:p>
          </table:table-cell>
          <table:table-cell table:style-name="ce14" office:value-type="string">
            <text:p>$1\tvar</text:p>
          </table:table-cell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9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2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3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4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3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5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5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2019/09/10</text:date>, <text:time>08:2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0T08:20:24.45</dc:date>
    <dc:creator>iwabuchi ken</dc:creator>
    <meta:editing-duration>PT17H54M48S</meta:editing-duration>
    <meta:editing-cycles>124</meta:editing-cycles>
    <meta:generator>OpenOffice/4.1.3$Win32 OpenOffice.org_project/413m1$Build-9783</meta:generator>
    <meta:document-statistic meta:table-count="3" meta:cell-count="1948" meta:object-count="0"/>
    <meta:user-defined meta:name="sheets-banding"/>
    <meta:user-defined meta:name="sheets-original-selection"/>
  </office:meta>
</office:document-meta>
</file>